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</table:table-row>
        <table:table-row table:style-name="ro1">
          <table:table-cell office:value-type="string">
            <text:p>RIFLE</text:p>
          </table:table-cell>
          <table:table-cell office:value-type="string">
            <text:p>BaneOfX</text:p>
          </table:table-cell>
          <table:table-cell office:value-type="string">
            <text:p>PrimedBaneOfX</text:p>
          </table:table-cell>
        </table:table-row>
        <table:table-row table:style-name="ro1">
          <table:table-cell office:value-type="string">
            <text:p>RIFLE</text:p>
          </table:table-cell>
          <table:table-cell office:value-type="string">
            <text:p>FastHands</text:p>
          </table:table-cell>
          <table:table-cell office:value-type="string">
            <text:p>PrimedFastHands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string">
            <text:p>PointBlank</text:p>
          </table:table-cell>
          <table:table-cell office:value-type="string">
            <text:p>PrimedPointBlank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string">
            <text:p>Ravage</text:p>
          </table:table-cell>
          <table:table-cell office:value-type="string">
            <text:p>PrimedRavage</text:p>
          </table:table-cell>
        </table:table-row>
        <table:table-row table:style-name="ro1">
          <table:table-cell office:value-type="string">
            <text:p>PISTOL</text:p>
          </table:table-cell>
          <table:table-cell office:value-type="string">
            <text:p>HeatedCharge</text:p>
          </table:table-cell>
          <table:table-cell office:value-type="string">
            <text:p>PrimedHeatedCharge</text:p>
          </table:table-cell>
        </table:table-row>
        <table:table-row table:style-name="ro1">
          <table:table-cell office:value-type="string">
            <text:p>PISTOL</text:p>
          </table:table-cell>
          <table:table-cell office:value-type="string">
            <text:p>PistolGambit</text:p>
          </table:table-cell>
          <table:table-cell office:value-type="string">
            <text:p>PrimedPistolGambit</text:p>
          </table:table-cell>
        </table:table-row>
        <table:table-row table:style-name="ro1">
          <table:table-cell office:value-type="string">
            <text:p>PISTOL</text:p>
          </table:table-cell>
          <table:table-cell office:value-type="string">
            <text:p>SlipMagazine</text:p>
          </table:table-cell>
          <table:table-cell office:value-type="string">
            <text:p>PrimedSlipMagazine</text:p>
          </table:table-cell>
        </table:table-row>
        <table:table-row table:style-name="ro1">
          <table:table-cell office:value-type="string">
            <text:p>PISTOL</text:p>
          </table:table-cell>
          <table:table-cell office:value-type="string">
            <text:p>TargetCracker</text:p>
          </table:table-cell>
          <table:table-cell office:value-type="string">
            <text:p>PrimedTargetCracker</text:p>
          </table:table-cell>
        </table:table-row>
        <table:table-row table:style-name="ro1">
          <table:table-cell office:value-type="string">
            <text:p>MELEE</text:p>
          </table:table-cell>
          <table:table-cell office:value-type="string">
            <text:p>PressurePoint</text:p>
          </table:table-cell>
          <table:table-cell office:value-type="string">
            <text:p>PrimedPressurePoint</text:p>
          </table:table-cell>
        </table:table-row>
        <table:table-row table:style-name="ro1">
          <table:table-cell office:value-type="string">
            <text:p>MELEE</text:p>
          </table:table-cell>
          <table:table-cell office:value-type="string">
            <text:p>HeavyTrauma</text:p>
          </table:table-cell>
          <table:table-cell office:value-type="string">
            <text:p>PrimedHeavyTrauma</text:p>
          </table:table-cell>
        </table:table-row>
        <table:table-row table:style-name="ro1">
          <table:table-cell office:value-type="string">
            <text:p>MELEE</text:p>
          </table:table-cell>
          <table:table-cell office:value-type="string">
            <text:p>Reach</text:p>
          </table:table-cell>
          <table:table-cell office:value-type="string">
            <text:p>PrimedReach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.07.2016</text:date>, <text:time>21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21:06:12.18</meta:creation-date>
    <dc:date>2016-07-01T21:10:48.96</dc:date>
    <meta:editing-duration>PT4M36S</meta:editing-duration>
    <meta:editing-cycles>2</meta:editing-cycles>
    <meta:generator>OpenOffice/4.1.2$Win32 OpenOffice.org_project/412m3$Build-9782</meta:generator>
    <meta:document-statistic meta:table-count="3" meta:cell-count="36" meta:object-count="0"/>
  </office:meta>
</office:document-meta>
</file>